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'Andale Mono WT', 'Andale Mono', 'Lucida Console', 'Lucida Sans Typewriter', 'DejaVu Sans Mono', 'Bitstream Vera Sans Mono', 'Liberation Mono', 'Nimbus Mono L', Monaco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Verdana, sans-serif"/>
    <style:font-face style:name="SFMono-Regular" svg:font-family="SFMono-Regular, Menlo, Consolas, 'PT Mono', 'Liberation Mono', Courier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var bs-font-monospace" svg:font-family="'var bs-font-monospace'"/>
  </office:font-face-decls>
  <office:automatic-styles>
    <style:style style:name="P1" style:family="paragraph" style:parent-style-name="Heading_20_2" style:master-page-name="">
      <loext:graphic-properties draw:fill="none"/>
      <style:paragraph-properties fo:margin-left="0in" fo:margin-right="0in" fo:margin-top="0.139in" fo:margin-bottom="0.0835in" style:contextual-spacing="false" fo:text-indent="0.5in" style:auto-text-indent="false" style:page-number="auto" fo:background-color="transparent" fo:keep-with-next="always"/>
      <style:text-properties style:font-name="Liberation Mono" fo:font-size="12pt" fo:font-weight="normal" officeooo:paragraph-rsid="001de197" fo:background-color="transparent" style:font-size-asian="12pt" style:font-weight-asian="normal" style:font-size-complex="12pt" style:font-weight-complex="normal"/>
    </style:style>
    <style:style style:name="P2" style:family="paragraph" style:parent-style-name="Heading_20_3">
      <style:text-properties style:font-name="Liberation Mono" fo:font-size="12pt" fo:background-color="transparent" style:font-size-asian="12pt" style:font-size-complex="12pt"/>
    </style:style>
    <style:style style:name="P3" style:family="paragraph" style:parent-style-name="Standard">
      <style:text-properties style:font-name="Liberation Mono" fo:font-size="12pt" fo:background-color="transparent" style:font-size-asian="12pt" style:font-size-complex="12pt"/>
    </style:style>
    <style:style style:name="P4" style:family="paragraph" style:parent-style-name="Preformatted_20_Text">
      <loext:graphic-properties draw:fill="none"/>
      <style:paragraph-properties fo:margin-left="0in" fo:margin-right="0in" fo:margin-top="0in" fo:margin-bottom="0.1965in" style:contextual-spacing="false" fo:orphans="2" fo:widows="2" fo:text-indent="0.5in" style:auto-text-indent="false" fo:background-color="transparent" fo:padding="0in" fo:border="none"/>
      <style:text-properties fo:font-variant="normal" fo:text-transform="none" style:font-name="Liberation Mono" fo:font-size="12pt" fo:letter-spacing="normal" fo:font-style="normal" fo:font-weight="normal" fo:background-color="transparent" style:font-size-asian="12pt" style:font-size-complex="12pt"/>
    </style:style>
    <style:style style:name="P5" style:family="paragraph" style:parent-style-name="Preformatted_20_Text">
      <loext:graphic-properties draw:fill="none"/>
      <style:paragraph-properties fo:margin-left="0in" fo:margin-right="0in" fo:orphans="2" fo:widows="2" fo:text-indent="0.5in" style:auto-text-indent="false" fo:background-color="transparent" fo:padding="0in" fo:border="none"/>
      <style:text-properties fo:font-variant="normal" fo:text-transform="none" style:font-name="Liberation Mono" fo:font-size="12pt" fo:letter-spacing="normal" fo:background-color="transparent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style:line-height-at-least="0.198in" fo:text-indent="0.5in" style:auto-text-indent="false" fo:background-color="transparent"/>
      <style:text-properties fo:color="#d4d4d4" loext:opacity="100%" style:font-name="Liberation Mono" fo:font-size="12pt" fo:font-weight="normal" fo:background-color="transparent" style:font-size-asian="12pt" style:font-size-complex="12pt"/>
    </style:style>
    <style:style style:name="P7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15%" fo:orphans="2" fo:widows="2" fo:text-indent="0in" style:auto-text-indent="false" style:page-number="auto" fo:background-color="transparent"/>
    </style:style>
    <style:style style:name="P8" style:family="paragraph" style:parent-style-name="Preformatted_20_Text" style:list-style-name="L1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variant="normal" fo:text-transform="none" style:font-name="Liberation Mono" fo:font-size="12pt" fo:letter-spacing="normal" fo:font-style="normal" fo:font-weight="normal" officeooo:paragraph-rsid="0018b543" fo:background-color="transparent" style:font-size-asian="12pt" style:font-size-complex="12pt"/>
    </style:style>
    <style:style style:name="P9" style:family="paragraph" style:parent-style-name="Standard" style:list-style-name="L1">
      <style:text-properties fo:font-variant="normal" fo:text-transform="none" fo:color="#d4d4d4" loext:opacity="100%" style:font-name="Liberation Mono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Standard" style:list-style-name="L1" style:master-page-name="">
      <loext:graphic-properties draw:fill="none"/>
      <style:paragraph-properties fo:margin-left="0in" fo:margin-right="0in" fo:text-indent="0.5in" style:auto-text-indent="false" style:page-number="auto" fo:background-color="transparent"/>
      <style:text-properties fo:font-variant="normal" fo:text-transform="none" fo:color="#d4d4d4" loext:opacity="100%" style:font-name="Liberation Mono" fo:font-size="12pt" fo:letter-spacing="normal" fo:font-style="normal" fo:font-weight="normal" officeooo:paragraph-rsid="0017d908" fo:background-color="transparent" style:font-size-asian="12pt" style:font-size-complex="12pt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17d908"/>
    </style:style>
    <style:style style:name="P13" style:family="paragraph" style:parent-style-name="Text_20_body" style:list-style-name="L1">
      <style:text-properties style:font-name="Liberation Mono" fo:font-size="12pt" fo:background-color="transparent" style:font-size-asian="12pt" style:font-size-complex="12pt"/>
    </style:style>
    <style:style style:name="P14" style:family="paragraph" style:parent-style-name="Text_20_body" style:list-style-name="L1">
      <style:text-properties style:font-name="Liberation Mono" fo:font-size="12pt" officeooo:paragraph-rsid="0018b543" fo:background-color="transparent" style:font-size-asian="12pt" style:font-size-complex="12pt"/>
    </style:style>
    <style:style style:name="P15" style:family="paragraph" style:parent-style-name="Text_20_body" style:list-style-name="L1">
      <style:text-properties style:font-name="Liberation Mono" fo:font-size="12pt" officeooo:paragraph-rsid="001b1f77" fo:background-color="transparent" style:font-size-asian="12pt" style:font-size-complex="12pt"/>
    </style:style>
    <style:style style:name="P16" style:family="paragraph" style:parent-style-name="Text_20_body" style:list-style-name="L1">
      <style:text-properties style:font-name="Liberation Mono" fo:font-size="12pt" officeooo:paragraph-rsid="0016e56c" fo:background-color="transparent" style:font-size-asian="12pt" style:font-size-complex="12pt"/>
    </style:style>
    <style:style style:name="P17" style:family="paragraph" style:parent-style-name="Text_20_body" style:list-style-name="L1">
      <style:text-properties style:font-name="Liberation Mono" fo:font-size="12pt" officeooo:rsid="0017d908" officeooo:paragraph-rsid="0017d908" fo:background-color="transparent" style:font-size-asian="12pt" style:font-size-complex="12pt"/>
    </style:style>
    <style:style style:name="P18" style:family="paragraph" style:parent-style-name="Text_20_body" style:list-style-name="L1">
      <style:text-properties fo:font-variant="normal" fo:text-transform="none" fo:color="#333333" loext:opacity="100%" style:font-name="Liberation Mono" fo:font-size="12pt" fo:letter-spacing="normal" fo:font-style="normal" fo:font-weight="normal" fo:background-color="transparent" style:font-size-asian="12pt" style:font-size-complex="12pt"/>
    </style:style>
    <style:style style:name="P19" style:family="paragraph" style:parent-style-name="Text_20_body" style:list-style-name="L1">
      <style:text-properties fo:font-variant="normal" fo:text-transform="none" fo:color="#333333" loext:opacity="100%" style:font-name="Liberation Mono" fo:font-size="12pt" fo:letter-spacing="normal" fo:font-style="normal" fo:font-weight="normal" officeooo:rsid="0018b543" officeooo:paragraph-rsid="0018b543" fo:background-color="transparent" style:font-size-asian="12pt" style:font-size-complex="12pt"/>
    </style:style>
    <style:style style:name="P20" style:family="paragraph" style:parent-style-name="Text_20_body" style:list-style-name="L1">
      <style:text-properties fo:font-variant="normal" fo:text-transform="none" fo:color="#303030" loext:opacity="100%" style:font-name="Liberation Mono" fo:font-size="12pt" fo:letter-spacing="normal" fo:font-style="normal" fo:font-weight="normal" fo:background-color="transparent" style:font-size-asian="12pt" style:font-size-complex="12pt"/>
    </style:style>
    <style:style style:name="P21" style:family="paragraph" style:parent-style-name="Text_20_body" style:list-style-name="L1">
      <style:text-properties fo:font-variant="normal" fo:text-transform="none" fo:color="#303030" loext:opacity="100%" style:font-name="Liberation Mono" fo:font-size="12pt" fo:letter-spacing="normal" fo:font-style="normal" fo:font-weight="normal" officeooo:paragraph-rsid="0017d908" fo:background-color="transparent" style:font-size-asian="12pt" style:font-size-complex="12pt"/>
    </style:style>
    <style:style style:name="P22" style:family="paragraph" style:parent-style-name="Text_20_body" style:list-style-name="L1">
      <style:text-properties fo:font-variant="normal" fo:text-transform="none" fo:color="#000000" loext:opacity="100%" style:font-name="Liberation Mono" fo:font-size="12pt" fo:letter-spacing="normal" fo:font-style="normal" fo:font-weight="normal" fo:background-color="transparent" style:font-size-asian="12pt" style:font-size-complex="12pt"/>
    </style:style>
    <style:style style:name="P23" style:family="paragraph" style:parent-style-name="Text_20_body" style:list-style-name="L1">
      <style:text-properties fo:font-variant="normal" fo:text-transform="none" fo:color="#000000" loext:opacity="100%" style:font-name="Liberation Mono" fo:font-size="12pt" fo:letter-spacing="normal" fo:font-style="normal" fo:font-weight="normal" officeooo:rsid="0018b543" officeooo:paragraph-rsid="0018b543" fo:background-color="transparent" style:font-size-asian="12pt" style:font-size-complex="12pt"/>
    </style:style>
    <style:style style:name="P24" style:family="paragraph" style:parent-style-name="Text_20_body" style:list-style-name="L1">
      <style:text-properties fo:font-variant="normal" fo:text-transform="none" fo:color="#24292e" loext:opacity="100%" style:font-name="Liberation Mono" fo:font-size="12pt" fo:letter-spacing="normal" fo:font-style="normal" fo:font-weight="normal" officeooo:paragraph-rsid="001b1f77" fo:background-color="transparent" style:font-size-asian="12pt" style:font-size-complex="12pt"/>
    </style:style>
    <style:style style:name="P25" style:family="paragraph" style:parent-style-name="Text_20_body" style:list-style-name="L1">
      <style:text-properties fo:font-variant="normal" fo:text-transform="none" fo:color="#24292f" loext:opacity="100%" style:font-name="Liberation Mono" fo:font-size="12pt" fo:letter-spacing="normal" fo:font-style="normal" fo:font-weight="normal" fo:background-color="transparent" style:font-size-asian="12pt" style:font-size-complex="12pt"/>
    </style:style>
    <style:style style:name="P26" style:family="paragraph" style:parent-style-name="Text_20_body" style:list-style-name="L1">
      <style:text-properties fo:font-variant="normal" fo:text-transform="none" fo:color="#24292f" loext:opacity="100%" style:font-name="apple-system" fo:font-size="12pt" fo:letter-spacing="normal" fo:font-style="normal" fo:font-weight="normal"/>
    </style:style>
    <style:style style:name="P27" style:family="paragraph" style:parent-style-name="Text_20_body" style:list-style-name="L2">
      <style:paragraph-properties fo:margin-top="0in" fo:margin-bottom="0.0972in" style:contextual-spacing="false" fo:orphans="2" fo:widows="2"/>
      <style:text-properties officeooo:paragraph-rsid="001b1f77"/>
    </style:style>
    <style:style style:name="P28" style:family="paragraph" style:parent-style-name="Text_20_body" style:list-style-name="L2">
      <style:paragraph-properties fo:margin-top="0in" fo:margin-bottom="0.0972in" style:contextual-spacing="false" fo:orphans="2" fo:widows="2"/>
    </style:style>
    <style:style style:name="T1" style:family="text">
      <style:text-properties fo:color="#eb5757" loext:opacity="100%" loext:padding="0in" loext:border="none"/>
    </style:style>
    <style:style style:name="T2" style:family="text">
      <style:text-properties officeooo:rsid="0016e56c"/>
    </style:style>
    <style:style style:name="T3" style:family="text">
      <style:text-properties fo:font-variant="normal" fo:text-transform="none" fo:color="#333333" loext:opacity="100%" fo:letter-spacing="normal" fo:font-style="normal" fo:font-weight="normal"/>
    </style:style>
    <style:style style:name="T4" style:family="text">
      <style:text-properties fo:font-variant="normal" fo:text-transform="none" fo:color="#333333" loext:opacity="100%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333333" loext:opacity="100%" fo:letter-spacing="normal" fo:font-style="normal" fo:font-weight="normal" officeooo:rsid="0016e56c" style:font-weight-asian="normal" style:font-weight-complex="normal"/>
    </style:style>
    <style:style style:name="T6" style:family="text">
      <style:text-properties fo:font-variant="normal" fo:text-transform="none" fo:color="#333333" loext:opacity="100%" fo:letter-spacing="normal" fo:font-style="normal" fo:font-weight="normal" officeooo:rsid="0017d908" style:font-weight-asian="normal" style:font-weight-complex="normal"/>
    </style:style>
    <style:style style:name="T7" style:family="text">
      <style:text-properties fo:font-variant="normal" fo:text-transform="none" fo:color="#333333" loext:opacity="100%" style:font-name="Liberation Mono" fo:font-size="12pt" fo:letter-spacing="normal" fo:font-style="normal" fo:font-weight="normal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333333" loext:opacity="100%" style:font-name="Liberation Mono" fo:font-size="12pt" fo:letter-spacing="normal" fo:font-style="normal" fo:font-weight="normal" officeooo:rsid="0017d908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Mono" fo:font-size="12pt" fo:letter-spacing="normal" fo:font-style="normal" style:text-underline-style="none" fo:font-weight="normal" fo:background-color="transparent" loext:char-shading-value="0" style:font-size-asian="12pt" style:font-size-complex="12pt" loext:padding="0in" loext:border="none"/>
    </style:style>
    <style:style style:name="T10" style:family="text">
      <style:text-properties fo:font-variant="normal" fo:text-transform="none" fo:color="#000000" loext:opacity="100%" style:font-name="Liberation Mono" fo:font-size="12pt" fo:letter-spacing="normal" fo:font-style="normal" style:text-underline-style="none" fo:font-weight="normal" officeooo:rsid="0017d908" fo:background-color="transparent" loext:char-shading-value="0" style:font-size-asian="12pt" style:font-size-complex="12pt" loext:padding="0in" loext:border="none"/>
    </style:style>
    <style:style style:name="T11" style:family="text">
      <style:text-properties fo:font-variant="normal" fo:text-transform="none" fo:color="#202124" loext:opacity="100%" fo:letter-spacing="normal" fo:font-style="normal" fo:font-weight="normal"/>
    </style:style>
    <style:style style:name="T12" style:family="text">
      <style:text-properties fo:font-variant="normal" fo:text-transform="none" fo:color="#202124" loext:opacity="100%" fo:letter-spacing="normal" fo:font-style="normal" fo:font-weight="normal" officeooo:rsid="0018b543"/>
    </style:style>
    <style:style style:name="T13" style:family="text">
      <style:text-properties fo:font-variant="normal" fo:text-transform="none" fo:color="#d73a49" loext:opacity="100%" fo:letter-spacing="normal" fo:font-style="normal" fo:font-weight="normal"/>
    </style:style>
    <style:style style:name="T14" style:family="text">
      <style:text-properties fo:font-variant="normal" fo:text-transform="none" fo:color="#005cc5" loext:opacity="100%" fo:letter-spacing="normal" fo:font-style="normal" fo:font-weight="normal"/>
    </style:style>
    <style:style style:name="T15" style:family="text">
      <style:text-properties fo:font-variant="normal" fo:text-transform="none" fo:color="#212529" loext:opacity="100%" style:font-name="Liberation Mono" fo:font-size="12pt" fo:letter-spacing="normal" fo:font-style="normal" fo:font-weight="normal" fo:background-color="transparent" loext:char-shading-value="0" style:font-size-asian="12pt" style:font-size-complex="12pt"/>
    </style:style>
    <style:style style:name="T16" style:family="text">
      <style:text-properties fo:font-variant="normal" fo:text-transform="none" fo:color="#212529" loext:opacity="100%" style:font-name="Liberation Mono" fo:font-size="12pt" fo:letter-spacing="normal" fo:font-style="normal" fo:font-weight="bold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24292e" loext:opacity="100%" fo:letter-spacing="normal"/>
    </style:style>
    <style:style style:name="T18" style:family="text">
      <style:text-properties fo:font-variant="normal" fo:text-transform="none" fo:color="#24292e" loext:opacity="100%" fo:letter-spacing="normal" fo:font-style="normal" fo:font-weight="normal"/>
    </style:style>
    <style:style style:name="T19" style:family="text">
      <style:text-properties fo:font-variant="normal" fo:text-transform="none" fo:color="#24292f" loext:opacity="100%" style:font-name="Liberation Mono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20" style:family="text">
      <style:text-properties fo:font-variant="normal" fo:text-transform="none" fo:color="#24292f" loext:opacity="100%" style:font-name="Liberation Mono" fo:font-size="12pt" fo:letter-spacing="normal" fo:font-style="normal" fo:font-weight="normal" officeooo:rsid="00204e16" fo:background-color="transparent" loext:char-shading-value="0" style:font-size-asian="12pt" style:font-size-complex="12pt" loext:padding="0in" loext:border="none"/>
    </style:style>
    <style:style style:name="T21" style:family="text">
      <style:text-properties officeooo:rsid="0017d908"/>
    </style:style>
    <style:style style:name="T22" style:family="text">
      <style:text-properties fo:color="#333333" loext:opacity="100%"/>
    </style:style>
    <style:style style:name="T23" style:family="text">
      <style:text-properties fo:font-style="normal" fo:font-weight="normal"/>
    </style:style>
    <style:style style:name="T24" style:family="text">
      <style:text-properties fo:color="#808080" loext:opacity="100%"/>
    </style:style>
    <style:style style:name="T25" style:family="text">
      <style:text-properties fo:color="#569cd6" loext:opacity="100%"/>
    </style:style>
    <style:style style:name="T26" style:family="text">
      <style:text-properties fo:color="#9cdcfe" loext:opacity="100%"/>
    </style:style>
    <style:style style:name="T27" style:family="text">
      <style:text-properties fo:color="#ce9178" loext:opacity="100%"/>
    </style:style>
    <style:style style:name="T28" style:family="text">
      <style:text-properties officeooo:rsid="0018b543"/>
    </style:style>
    <style:style style:name="T29" style:family="text">
      <style:text-properties fo:color="#c586c0" loext:opacity="100%"/>
    </style:style>
    <style:style style:name="T30" style:family="text">
      <style:text-properties fo:color="#b5cea8" loext:opacity="100%"/>
    </style:style>
    <style:style style:name="T31" style:family="text">
      <style:text-properties fo:color="#d7ba7d" loext:opacity="100%"/>
    </style:style>
    <style:style style:name="T32" style:family="text">
      <style:text-properties fo:color="#d73a49" loext:opacity="100%" loext:padding="0in" loext:border="none"/>
    </style:style>
    <style:style style:name="T33" style:family="text">
      <style:text-properties fo:color="#0086b3" loext:opacity="100%" loext:padding="0in" loext:border="none"/>
    </style:style>
    <style:style style:name="T34" style:family="text">
      <style:text-properties fo:color="#005cc5" loext:opacity="100%" loext:padding="0in" loext:border="none"/>
    </style:style>
    <style:style style:name="T35" style:family="text">
      <style:text-properties officeooo:rsid="0019ecde"/>
    </style:style>
    <style:style style:name="T36" style:family="text">
      <style:text-properties officeooo:rsid="001de197"/>
    </style:style>
    <style:style style:name="T37" style:family="text">
      <style:text-properties officeooo:rsid="001fc497"/>
    </style:style>
    <style:style style:name="T38" style:family="text">
      <style:text-properties officeooo:rsid="00204e16"/>
    </style:style>
    <style:style style:name="T39" style:family="text">
      <style:text-properties style:font-name="Liberation Mono" fo:font-size="12pt" fo:background-color="transparent" loext:char-shading-value="0" style:font-size-asian="12pt" style:font-size-complex="12pt"/>
    </style:style>
    <style:style style:name="T40" style:family="text">
      <style:text-properties style:font-name="Liberation Mono" fo:font-style="normal" fo:background-color="transparent" loext:char-shading-value="0" style:font-size-asian="12pt" style:font-size-complex="12pt"/>
    </style:style>
    <style:style style:name="T41" style:family="text">
      <style:text-properties style:font-name="Liberation Mono" fo:font-style="normal" officeooo:rsid="00210080" fo:background-color="transparent" loext:char-shading-value="0" style:font-size-asian="12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Вопросы 💎</text:h>
      <text:list xml:id="list58948637" text:style-name="L1">
        <text:list-item>
          <text:p text:style-name="P13">Как сделать так, чтобы при просмотре на телефоне текст стал читаемым, а картинка - большой?</text:p>
          <text:p text:style-name="P13"><text:span text:style-name="T2">Нужно использовать</text:span> тег <text:span text:style-name="T1">&lt;meta&gt; </text:span>с атрибутом <text:span text:style-name="T1">name="viewport"</text:span></text:p>
        </text:list-item>
        <text:list-item>
          <text:p text:style-name="P13">В чём разница между отзывчивым и адаптивным веб-дизайном?</text:p>
          <text:p text:style-name="P13"><text:span text:style-name="T12">О</text:span><text:span text:style-name="T11">тзывчивый дизайн — один макет для всех устройств, адаптивный дизайн — один макет для каждого вида устройства.</text:span></text:p>
        </text:list-item>
        <text:list-item>
          <text:p text:style-name="P13">Какие величины лучше использовать для шрифтов в гибком дизайне?</text:p>
          <text:p text:style-name="P18">em, px, <text:span text:style-name="T36">vh,</text:span> %</text:p>
        </text:list-item>
        <text:list-item>
          <text:p text:style-name="P13">Какой вид верстки использован на этой картинке? К какой категории шаблонов он относится?</text:p>
        </text:list-item>
      </text:list>
      <text:h text:style-name="P1" text:outline-level="2">Адаптивная верстка. <text:span text:style-name="T37">Категория шашлона – mobile.</text:span></text:h>
      <text:list xml:id="list103758912857425" text:continue-numbering="true" text:style-name="L1">
        <text:list-item>
          <text:p text:style-name="P14">Как задать стили для экранов шириной от 800 до 1200 пикселей?</text:p>
          <text:p text:style-name="P8">@media (min-width: <text:span text:style-name="T37">800</text:span>px) and (max-width: <text:span text:style-name="T37">1200</text:span>px) {</text:p>
        </text:list-item>
      </text:list>
      <text:p text:style-name="P5"><text:s text:c="2"/><text:span text:style-name="T23">/* стили для устройств */</text:span></text:p>
      <text:p text:style-name="P4">}</text:p>
      <text:list xml:id="list103758784327758" text:continue-numbering="true" text:style-name="L1">
        <text:list-header>
          <text:p text:style-name="P14"/>
        </text:list-header>
        <text:list-item>
          <text:p text:style-name="P13">Приведите минимум 2 примера как подключать медиазапросы?</text:p>
          <text:p text:style-name="P20">1) С помощью HTML:</text:p>
          <text:p text:style-name="P9"><text:span text:style-name="T24">&lt;</text:span><text:span text:style-name="T25">meta</text:span> <text:span text:style-name="T26">name</text:span>=<text:span text:style-name="T27">"viewport"</text:span> <text:span text:style-name="T26">content</text:span>=<text:span text:style-name="T27">"width=device-width, initial-scale=1.0"</text:span><text:span text:style-name="T24">&gt;</text:span></text:p>
          <text:p text:style-name="P21"><text:span text:style-name="T21">2) </text:span><text:span text:style-name="T28">В</text:span> коде страницы:</text:p>
          <text:p text:style-name="P10"><text:span text:style-name="T29">@media</text:span> <text:span text:style-name="T27">screen</text:span> and (<text:span text:style-name="T26">max-width</text:span>: <text:span text:style-name="T30">399px</text:span>) {</text:p>
        </text:list-item>
      </text:list>
      <text:p text:style-name="P6"><text:span text:style-name="T31">.footer</text:span> {</text:p>
      <text:p text:style-name="P6"><text:span text:style-name="T26">display</text:span>: <text:span text:style-name="T27">none</text:span>;</text:p>
      <text:p text:style-name="P6">}<text:span text:style-name="T28">}</text:span></text:p>
      <text:list xml:id="list103760179773702" text:continue-numbering="true" text:style-name="L1">
        <text:list-item>
          <text:p text:style-name="P13">Как можно задавать гибкие изображения?</text:p>
          <text:p text:style-name="P22"><text:span text:style-name="T28">-и</text:span>спользовать относительные единицы для свойства ширины, такие как процент, а не абсолютные единицы, такие как пиксел<text:span text:style-name="T35">и</text:span></text:p>
          <text:p text:style-name="P22">-свойство max-width</text:p>
          <text:p text:style-name="P22">-использовать медиа-запросы</text:p>
          <text:p text:style-name="P23"><text:span text:style-name="T32">@media</text:span><text:span text:style-name="T22"> </text:span><text:span text:style-name="T32">only</text:span><text:span text:style-name="T22"> screen </text:span><text:span text:style-name="T32">and</text:span><text:span text:style-name="T22"> (</text:span><text:span text:style-name="T33">max-width</text:span><text:span text:style-name="T22">: </text:span><text:span text:style-name="T34">480px</text:span><text:span text:style-name="T22">) { </text:span></text:p>
          <text:p text:style-name="P23"><text:span text:style-name="T32">img</text:span><text:span text:style-name="T22"> { </text:span><text:span text:style-name="T33">width</text:span><text:span text:style-name="T22">: </text:span><text:span text:style-name="T34">100%</text:span><text:span text:style-name="T22">; } </text:span></text:p>
          <text:p text:style-name="P19">}</text:p>
        </text:list-item>
        <text:list-item>
          <text:p text:style-name="P11"><text:soft-page-break/><text:span text:style-name="T39">Как задать стили только для </text:span><text:span text:style-name="Source_20_Text"><text:span text:style-name="T39">landscape</text:span></text:span><text:span text:style-name="T39"> поворота экрана? И что вообще такое </text:span><text:span text:style-name="Source_20_Text"><text:span text:style-name="T39">landscape</text:span></text:span><text:span text:style-name="T39"> и чем он отличается от </text:span><text:span text:style-name="Source_20_Text"><text:span text:style-name="T39">portrait</text:span></text:span><text:span text:style-name="T39">?</text:span></text:p>
          <text:p text:style-name="P11"><text:span text:style-name="T15">В медиа запросах есть специальное условие </text:span><text:span text:style-name="Source_20_Text"><text:span text:style-name="T15">orientation</text:span></text:span><text:span text:style-name="T15">, которое может иметь одно из двух значений:</text:span></text:p>
        </text:list-item>
      </text:list>
      <text:list xml:id="list981528108" text:style-name="L2">
        <text:list-item>
          <text:p text:style-name="P27"><text:span text:style-name="Source_20_Text"><text:span text:style-name="T15">portrait </text:span></text:span><text:span text:style-name="T15">— портретная ориентация устройства. Высота экрана </text:span><text:span text:style-name="Strong_20_Emphasis"><text:span text:style-name="T16">больше</text:span></text:span><text:span text:style-name="T15">, чем его ширина</text:span></text:p>
        </text:list-item>
        <text:list-item>
          <text:p text:style-name="P28"><text:span text:style-name="Source_20_Text"><text:span text:style-name="T15">landscape </text:span></text:span><text:span text:style-name="T15">— альбомная ориентация устройства. Высота экрана </text:span><text:span text:style-name="Strong_20_Emphasis"><text:span text:style-name="T16">меньше</text:span></text:span><text:span text:style-name="T15">, чем его ширина</text:span></text:p>
        </text:list-item>
      </text:list>
      <text:list xml:id="list103759412308250" text:continue-list="list103760179773702" text:style-name="L1">
        <text:list-header>
          <text:p text:style-name="P15"><text:span text:style-name="T13">@media</text:span><text:span text:style-name="T17"> </text:span><text:span text:style-name="T18">(</text:span><text:span text:style-name="T14">orientation</text:span><text:span text:style-name="T18">: landscape) { </text:span></text:p>
          <text:p text:style-name="P15"><text:span text:style-name="T14">.text</text:span><text:span text:style-name="T17"> </text:span><text:span text:style-name="T18">{ </text:span><text:span text:style-name="T14">color</text:span><text:span text:style-name="T18">: </text:span><text:span text:style-name="T14">#000000</text:span><text:span text:style-name="T18">; } </text:span></text:p>
          <text:p text:style-name="P24">}</text:p>
        </text:list-header>
        <text:list-item>
          <text:p text:style-name="P13">Назовите минимум 3 способа как можно тестировать, как выглядит сайт при разных размерах экранов?</text:p>
          <text:p text:style-name="P16"><text:span text:style-name="T2">1) </text:span><text:span text:style-name="T4">Проверка сайта в браузере </text:span><text:span text:style-name="T5">(находясь на нужном сайте, нажимаем правой кнопкой мыши и выбираем </text:span><text:span text:style-name="T6">Inspect. Появляется дополнительная панель с кодам сайта, где для включения просмотра сайта в разных разрешениях нажимаем на специальную вкладку. </text:span><text:span text:style-name="T3">Для выбора разных мобильных устройств используем выпадающее меню. </text:span></text:p>
          <text:p text:style-name="P17"><text:span text:style-name="T3">2) </text:span><text:span text:style-name="T4">Проверка сайта в браузере, свернув окошко, можно навести курсор мышки на нижний угол и порастягивать на разные размеры</text:span></text:p>
          <text:p text:style-name="P12"><text:span text:style-name="T8">3) </text:span><text:span text:style-name="Strong_20_Emphasis"><text:span text:style-name="T10">Сайт для проверки разрешений на разных размерах экрана</text:span></text:span></text:p>
        </text:list-item>
      </text:list>
      <text:p text:style-name="Text_20_body"><text:a xlink:type="simple" xlink:href="http://mattkersley.com/responsive/" text:style-name="Internet_20_link" text:visited-style-name="Visited_20_Internet_20_Link">http://mattkersley.com/responsive/</text:a></text:p>
      <text:list xml:id="list103760325258226" text:continue-numbering="true" text:style-name="L1">
        <text:list-item>
          <text:p text:style-name="P11"><text:span text:style-name="T39">Самостоятельно изучите, как можно подключить несколько картинок разных размеров через один тег </text:span><text:span text:style-name="Source_20_Text"><text:span text:style-name="T39">&lt;img&gt;</text:span></text:span><text:span text:style-name="T39">?</text:span></text:p>
          <text:p text:style-name="P25"><text:span text:style-name="T38">Можно добавить</text:span> два атрибута — srcset and sizes — <text:span text:style-name="T38">они </text:span>позволяю<text:span text:style-name="T38">т</text:span> добавить дополнительные изображения с пометками, чтобы браузер выбрал подходящее.</text:p>
          <text:p text:style-name="P26"><text:span text:style-name="Emphasis"><text:span text:style-name="T40">Пример</text:span></text:span><text:span text:style-name="Emphasis"><text:span text:style-name="T41">:</text:span></text:span></text:p>
        </text:list-item>
      </text:list>
      <text:p text:style-name="P7"><text:span text:style-name="Source_20_Text"><text:span text:style-name="T19">&lt;img srcset="</text:span></text:span><text:span text:style-name="Source_20_Text"><text:span text:style-name="T20">mountains-320</text:span></text:span><text:span text:style-name="Source_20_Text"><text:span text:style-name="T19">.jpg 320w, </text:span></text:span><text:span text:style-name="Source_20_Text"><text:span text:style-name="T20">mountains</text:span></text:span><text:span text:style-name="Source_20_Text"><text:span text:style-name="T19">-480w.jpg 480w,</text:span></text:span><text:span text:style-name="Source_20_Text"><text:span text:style-name="T20">mountains</text:span></text:span><text:span text:style-name="Source_20_Text"><text:span text:style-name="T19">-800w.jpg 800w"sizes="(max-width: 320px) 280px, (max-width: 480px) 440px, 800px"src="</text:span></text:span><text:span text:style-name="Source_20_Text"><text:span text:style-name="T20">mountains</text:span></text:span><text:span text:style-name="Source_20_Text"><text:span text:style-name="T19">-800w.jpg" alt="Mountain peaks"&gt;</text:span></text:span></text:p>
      <text:list xml:id="list103758550609385" text:continue-numbering="true" text:style-name="L1">
        <text:list-header>
          <text:p text:style-name="P25"/>
        </text:list-header>
      </text:list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Consolas, 'Andale Mono WT', 'Andale Mono', 'Lucida Console', 'Lucida Sans Typewriter', 'DejaVu Sans Mono', 'Bitstream Vera Sans Mono', 'Liberation Mono', 'Nimbus Mono L', Monaco, 'Courier New', Courier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Helvetica, Arial, Verdana, sans-serif"/>
    <style:font-face style:name="SFMono-Regular" svg:font-family="SFMono-Regular, Menlo, Consolas, 'PT Mono', 'Liberation Mono', Courier, monospace"/>
    <style:font-face style:name="SFMono-Regular1" svg:font-family="SFMono-Regular, Menlo, Monaco, Consolas, 'Liberation Mono', 'Courier New', monospace"/>
    <style:font-face style:name="apple-system" svg:font-family="apple-system, BlinkMacSystemFont, 'Segoe UI', Helvetica, Arial, sans-serif, 'Apple Color Emoji', 'Segoe UI Emoji'"/>
    <style:font-face style:name="arial" svg:font-family="arial, sans-serif"/>
    <style:font-face style:name="system-ui" svg:font-family="system-ui, apple-system, 'Segoe UI', Roboto, Ubuntu, Cantarell, 'Noto Sans', sans-serif, 'Segoe UI', Roboto, 'Helvetica Neue', 'Noto Sans', 'Liberation Sans', Arial, sans-serif, 'Apple Color Emoji', 'Segoe UI Emoji', 'Segoe UI Symbol', 'Noto Color Emoji'"/>
    <style:font-face style:name="ui-monospace" svg:font-family="ui-monospace, SFMono-Regular, 'SF Mono', Menlo, Consolas, 'Liberation Mono', monospace"/>
    <style:font-face style:name="var bs-font-monospace" svg:font-family="'var bs-font-monospace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4T08:48:05.861368804</meta:creation-date>
    <dc:date>2022-08-24T10:37:58.129458257</dc:date>
    <meta:editing-duration>PT6M23S</meta:editing-duration>
    <meta:editing-cycles>2</meta:editing-cycles>
    <meta:generator>LibreOffice/7.3.4.2$Linux_X86_64 LibreOffice_project/30$Build-2</meta:generator>
    <meta:document-statistic meta:table-count="0" meta:image-count="0" meta:object-count="0" meta:page-count="2" meta:paragraph-count="44" meta:word-count="376" meta:character-count="2691" meta:non-whitespace-character-count="2357"/>
  </office:meta>
</office:document-meta>
</file>